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/>
    <style:font-face style:name="Geneva" svg:font-family="Geneva"/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Courier New1" fo:font-size="9pt" fo:letter-spacing="normal" fo:language="ru" fo:country="RU" fo:font-style="normal" fo:font-weight="normal" officeooo:rsid="0000e782" officeooo:paragraph-rsid="000134c1" style:font-size-asian="9pt" style:font-size-complex="9pt"/>
    </style:style>
    <style:style style:name="P2" style:family="paragraph" style:parent-style-name="Standard">
      <style:text-properties fo:language="ru" fo:country="RU" officeooo:rsid="0000e782" officeooo:paragraph-rsid="0000e782"/>
    </style:style>
    <style:style style:name="P3" style:family="paragraph" style:parent-style-name="Standard">
      <style:text-properties fo:language="ru" fo:country="RU" officeooo:rsid="0001bf42" officeooo:paragraph-rsid="0001bf42"/>
    </style:style>
    <style:style style:name="P4" style:family="paragraph" style:parent-style-name="Standard">
      <style:text-properties fo:language="ru" fo:country="RU" fo:font-style="italic" officeooo:rsid="0000e782" officeooo:paragraph-rsid="0000e782" style:font-style-asian="italic" style:font-style-complex="italic"/>
    </style:style>
    <style:style style:name="P5" style:family="paragraph" style:parent-style-name="Standard">
      <style:text-properties fo:language="en" fo:country="US" officeooo:rsid="0001bf42" officeooo:paragraph-rsid="0001bf42"/>
    </style:style>
    <style:style style:name="P6" style:family="paragraph" style:parent-style-name="Standard">
      <style:text-properties fo:font-variant="normal" fo:text-transform="none" fo:color="#000000" style:font-name="Courier New1" fo:font-size="9pt" fo:letter-spacing="normal" fo:language="ru" fo:country="RU" fo:font-style="normal" fo:font-weight="normal" officeooo:rsid="0000e782" officeooo:paragraph-rsid="0000e782" style:font-size-asian="9pt" style:font-size-complex="9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Courier New1" fo:font-size="9pt" fo:letter-spacing="normal" fo:font-style="normal" fo:font-weight="normal" style:font-size-asian="9pt" style:font-size-complex="9pt"/>
    </style:style>
    <style:style style:name="P8" style:family="paragraph" style:parent-style-name="Standard">
      <style:text-properties style:font-name="Courier New1" fo:font-size="9pt" fo:language="ru" fo:country="RU" officeooo:rsid="0000e782" officeooo:paragraph-rsid="0000e782" style:font-size-asian="9pt" style:font-size-complex="9pt"/>
    </style:style>
    <style:style style:name="P9" style:family="paragraph" style:parent-style-name="Standard">
      <style:text-properties officeooo:paragraph-rsid="0001bf4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fo:language="ru" fo:country="RU" officeooo:rsid="0000e782" officeooo:paragraph-rsid="000134c1" style:font-name-asian="Geneva" style:font-size-asian="12pt" style:font-name-complex="Geneva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fo:language="ru" fo:country="RU" officeooo:rsid="0000e782" officeooo:paragraph-rsid="0001bf42" style:font-name-asian="Geneva" style:font-size-asian="12pt" style:font-name-complex="Geneva" style:font-size-complex="12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font-name="Courier New1" fo:font-size="9pt" style:font-size-asian="9pt" style:font-size-complex="9pt"/>
    </style:style>
    <style:style style:name="P13" style:family="paragraph" style:parent-style-name="Standard">
      <style:paragraph-properties fo:margin-left="0.318cm" fo:margin-right="0cm" fo:orphans="2" fo:widows="2" fo:text-indent="0cm" style:auto-text-indent="false"/>
      <style:text-properties fo:font-variant="normal" fo:text-transform="none" fo:color="#000000" style:font-name="Courier New1" fo:font-size="9pt" fo:letter-spacing="normal" fo:font-style="normal" fo:font-weight="normal" style:font-size-asian="9pt" style:font-size-complex="9pt"/>
    </style:style>
    <style:style style:name="P14" style:family="paragraph" style:parent-style-name="Standard">
      <style:paragraph-properties fo:margin-left="0.635cm" fo:margin-right="0cm" fo:orphans="2" fo:widows="2" fo:text-indent="0cm" style:auto-text-indent="false"/>
      <style:text-properties fo:font-variant="normal" fo:text-transform="none" fo:color="#000000" style:font-name="Courier New1" fo:font-size="9pt" fo:letter-spacing="normal" fo:font-style="normal" fo:font-weight="normal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bf42"/>
    </style:style>
    <style:style style:name="T3" style:family="text">
      <style:text-properties fo:language="ru" fo:country="RU" officeooo:rsid="000134c1"/>
    </style:style>
    <style:style style:name="T4" style:family="text">
      <style:text-properties fo:language="ru" fo:country="RU" officeooo:rsid="0001bf42"/>
    </style:style>
    <style:style style:name="T5" style:family="text">
      <style:text-properties officeooo:rsid="0001bf42"/>
    </style:style>
    <style:style style:name="T6" style:family="text">
      <style:text-properties fo:font-variant="normal" fo:text-transform="none" fo:color="#000000" style:font-name="Courier New" fo:font-size="14pt" fo:letter-spacing="normal" fo:font-style="normal" fo:font-weight="normal"/>
    </style:style>
    <style:style style:name="T7" style:family="text">
      <style:text-properties fo:font-variant="normal" fo:text-transform="none" fo:color="#000000" fo:font-size="14pt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style:font-name="Courier New1"/>
    </style:style>
    <style:style style:name="T10" style:family="text">
      <style:text-properties style:font-name="Courier New1" fo:font-size="9pt" style:font-size-asian="7.84999990463257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Команды для контроллера <text:span text:style-name="T3">и расписания</text:span></text:h>
      <text:p text:style-name="P2"/>
      <text:h text:style-name="Heading_20_2" text:outline-level="2">Список команд</text:h>
      <text:p text:style-name="P2"/>
      <text:p text:style-name="P2">запрос:</text:p>
      <text:p text:style-name="P10">http://sofiot-light.val/api/commandlist <text:s/></text:p>
      <text:p text:style-name="P2"/>
      <text:p text:style-name="P2">ответ:</text:p>
      <text:p text:style-name="P2"/>
      <text:p text:style-name="P1">[</text:p>
      <text:p text:style-name="P1">{"commandTypeID":5,"command":"DIMDN","level":null,"comment":"Освещение на 10 шагов меньше","actual":true},<text:line-break/>{"commandTypeID":4,"command":"DIMUP","level":null,"comment":"Освещение на 10 шагов больше","actual":true},<text:line-break/>{"commandTypeID":7,"command":"GOMAX","level":100,"comment":"Максимальное освещение","actual":true},<text:line-break/>{"commandTypeID":6,"command":"GOMIN","level":5,"comment":"Минимальное освещение","actual":true},<text:line-break/>{"commandTypeID":9,"command":"GOOFF","level":0,"comment":"Выключить светильник","actual":true},<text:line-break/>{"commandTypeID":8,"command":"GOON","level":null,"comment":"Включить светильник","actual":true},<text:line-break/>{"commandTypeID":10,"command":"GOSC1","level":10,"comment":"Уровень освещения 1","actual":true},<text:line-break/>{"commandTypeID":11,"command":"GOSC2","level":30,"comment":"Уровень освещения 2","actual":true},<text:line-break/>{"commandTypeID":12,"command":"GOSC3","level":50,"comment":"Уровень освещения 3","actual":true},<text:line-break/>{"commandTypeID":13,"command":"GOSC4","level":70,"comment":"Уровень освещения 4","actual":true},<text:line-break/>{"commandTypeID":14,"command":"GOSC5","level":90,"comment":"Уровень освещения 5","actual":true},{"commandTypeID":1,"command":"NOCMD","level":null,"comment":"Нет команды","actual":true},<text:line-break/>{"commandTypeID":3,"command":"STPDN","level":null,"comment":"Освещение на шаг меньше","actual":true},<text:line-break/>{"commandTypeID":2,"command":"STPUP","level":null,"comment":"Освещение на шаг больше","actual":true}</text:p>
      <text:p text:style-name="P1">]</text:p>
      <text:h text:style-name="Heading_20_2" text:outline-level="2">Поместить команду в очередь</text:h>
      <text:p text:style-name="P2"/>
      <text:p text:style-name="P2">Запрос:</text:p>
      <text:p text:style-name="P2"/>
      <text:p text:style-name="P11">http://sofiot-light.val/api/queueUpCommand </text:p>
      <text:p text:style-name="P2"/>
      <text:p text:style-name="P3">данные передаются <text:span text:style-name="T1">POST-</text:span>запросом</text:p>
      <text:p text:style-name="P5"/>
      <text:p text:style-name="P2">данные:</text:p>
      <text:p text:style-name="P2"/>
      <text:p text:style-name="P6">{</text:p>
      <text:p text:style-name="P13">ControllerId : 9</text:p>
      <text:p text:style-name="P13">SerialNumber : fd00::212:4b00:17e3:e7ce</text:p>
      <text:p text:style-name="P13">Command : GOMIN</text:p>
      <text:p text:style-name="P12"><text:span text:style-name="T8">}</text:span> </text:p>
      <text:p text:style-name="P2"><text:soft-page-break/></text:p>
      <text:h text:style-name="Heading_20_1" text:outline-level="1">Расписание</text:h>
      <text:p text:style-name="P2"/>
      <text:h text:style-name="Heading_20_2" text:outline-level="2">Изменить пункт расписания</text:h>
      <text:p text:style-name="P2"/>
      <text:p text:style-name="P2">Запрос:</text:p>
      <text:p text:style-name="P2"/>
      <text:p text:style-name="P11">http://sofiot-light.val/api/queueUpSchedule1</text:p>
      <text:p text:style-name="P2"/>
      <text:p text:style-name="P3">данные передаются <text:span text:style-name="T1">POST-</text:span>запросом</text:p>
      <text:p text:style-name="P2"/>
      <text:p text:style-name="P2">данные:</text:p>
      <text:p text:style-name="P2"/>
      <text:p text:style-name="P6">{</text:p>
      <text:p text:style-name="P13">ControllerId : 9</text:p>
      <text:p text:style-name="P13">SerialNumber : fd00::212:4b00:17e3:e7ce</text:p>
      <text:p text:style-name="P13">Command : {</text:p>
      <text:p text:style-name="P14">C : GOSC2</text:p>
      <text:p text:style-name="P14">T : 21:40</text:p>
      <text:p text:style-name="P7">}</text:p>
      <text:p text:style-name="P13">Index : 2</text:p>
      <text:p text:style-name="P12"><text:span text:style-name="T8">}</text:span> </text:p>
      <text:p text:style-name="P8"/>
      <text:p text:style-name="P2">Ответ будет пустой. </text:p>
      <text:p text:style-name="P2">Если всё ОК, то возвращается статус 200.</text:p>
      <text:p text:style-name="P2">Если была ошибка, то статус 500</text:p>
      <text:p text:style-name="P2"/>
      <text:p text:style-name="P4">Пока мы не конкретизируем ошибку. Надо делать это в дальнейшем.</text:p>
      <text:p text:style-name="P2"/>
      <text:h text:style-name="Heading_20_2" text:outline-level="2">Загрузить расписание в контроллер</text:h>
      <text:p text:style-name="P2"/>
      <text:p text:style-name="P2">Запрос:</text:p>
      <text:p text:style-name="P2"/>
      <text:p text:style-name="P11">http://sofiot-light.val/<text:span text:style-name="T10">api</text:span>/queueUpSchedule </text:p>
      <text:p text:style-name="P2"/>
      <text:p text:style-name="P9"><text:span text:style-name="T4">данные передаются </text:span><text:span text:style-name="T2">PUT-</text:span><text:span text:style-name="T4">запросом</text:span></text:p>
      <text:p text:style-name="P2"/>
      <text:p text:style-name="P2">данные:</text:p>
      <text:p text:style-name="P2"/>
      <text:p text:style-name="P6">{</text:p>
      <text:p text:style-name="P13">controllerId : 9</text:p>
      <text:p text:style-name="P13">serialNumber : fd00::212:4b00:1bca:7290</text:p>
      <text:p text:style-name="P13">scheduleId : 10</text:p>
      <text:p text:style-name="P12"><text:span text:style-name="T8">}</text:span> </text:p>
      <text:p text:style-name="P8"/>
      <text:p text:style-name="P2">Расписание с <text:span text:style-name="T1">ScheduleID == 10 </text:span>должно быть уже составлено и записано в таблицах<text:span text:style-name="T1"> schedule</text:span> и<text:span text:style-name="T1"> scheduleitem. </text:span></text:p>
      <text:p text:style-name="P2"><text:span text:style-name="T1"/></text:p>
      <text:p text:style-name="P2"><text:soft-page-break/>Ответ пустой.</text:p>
      <text:p text:style-name="P2">Если всё ОК, то возвращается статус 200.</text:p>
      <text:p text:style-name="P2">Если была ошибка, то статус 500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/>
    <style:font-face style:name="Geneva" svg:font-family="Geneva"/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15T16:49:19.337000000</dc:date>
    <meta:editing-duration>PT16M25S</meta:editing-duration>
    <meta:editing-cycles>3</meta:editing-cycles>
    <meta:document-statistic meta:table-count="0" meta:image-count="0" meta:object-count="0" meta:page-count="3" meta:paragraph-count="51" meta:word-count="184" meta:character-count="2430" meta:non-whitespace-character-count="2288"/>
  </office:meta>
</office:document-meta>
</file>